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Xeon CPU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compute </text:p>
          </table:table-cell>
          <table:table-cell office:value-type="string">
            <text:p>GFLOPS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75185">
            <text:p>0.075185</text:p>
          </table:table-cell>
          <table:table-cell office:value-type="float" office:value="28.562538">
            <text:p>28.562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98456">
            <text:p>0.98456</text:p>
          </table:table-cell>
          <table:table-cell office:value-type="float" office:value="17.449288">
            <text:p>17.449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office:value-type="float" office:value="1.13196">
            <text:p>1.13196</text:p>
          </table:table-cell>
          <table:table-cell office:value-type="float" office:value="121.416811">
            <text:p>121.4168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office:value-type="float" office:value="4.477097">
            <text:p>4.477097</text:p>
          </table:table-cell>
          <table:table-cell office:value-type="float" office:value="245.585858">
            <text:p>245.585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office:value-type="float" office:value="30.85838">
            <text:p>30.85838</text:p>
          </table:table-cell>
          <table:table-cell office:value-type="float" office:value="285.04714">
            <text:p>285.04714</text:p>
          </table:table-cell>
          <table:table-cell office:value-type="float" office:value="0">
            <text:p>0</text:p>
          </table:table-cell>
        </table:table-row>
      </table:table>
      <table:table table:name="Xeon Phi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compute </text:p>
          </table:table-cell>
          <table:table-cell office:value-type="string">
            <text:p>GFLOPS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424184">
            <text:p>0.424184</text:p>
          </table:table-cell>
          <table:table-cell office:value-type="float" office:value="5.062626">
            <text:p>5.062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6446">
            <text:p>0.6446</text:p>
          </table:table-cell>
          <table:table-cell office:value-type="float" office:value="26.651988">
            <text:p>26.6519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984746">
            <text:p>0.984746</text:p>
          </table:table-cell>
          <table:table-cell office:value-type="float" office:value="139.56789">
            <text:p>139.56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4.270281">
            <text:p>4.270281</text:p>
          </table:table-cell>
          <table:table-cell office:value-type="float" office:value="257.479925">
            <text:p>257.4799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80.309573">
            <text:p>80.309573</text:p>
          </table:table-cell>
          <table:table-cell office:value-type="float" office:value="109.527329">
            <text:p>109.527329</text:p>
          </table:table-cell>
          <table:table-cell office:value-type="float" office:value="0">
            <text:p>0</text:p>
          </table:table-cell>
        </table:table-row>
      </table:table>
      <table:table table:name="K20X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compute </text:p>
          </table:table-cell>
          <table:table-cell office:value-type="string">
            <text:p>GFLOPS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43272">
            <text:p>0.043272</text:p>
          </table:table-cell>
          <table:table-cell office:value-type="float" office:value="0.265499">
            <text:p>0.265499</text:p>
          </table:table-cell>
          <table:table-cell office:value-type="float" office:value="0.002241">
            <text:p>0.002241</text:p>
          </table:table-cell>
          <table:table-cell office:value-type="float" office:value="958.416605">
            <text:p>958.416605</text:p>
          </table:table-cell>
          <table:table-cell office:value-type="float" office:value="0.004839">
            <text:p>0.00483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23116">
            <text:p>0.023116</text:p>
          </table:table-cell>
          <table:table-cell office:value-type="float" office:value="0.271843">
            <text:p>0.271843</text:p>
          </table:table-cell>
          <table:table-cell office:value-type="float" office:value="0.015556">
            <text:p>0.015556</text:p>
          </table:table-cell>
          <table:table-cell office:value-type="float" office:value="1104.398646">
            <text:p>1104.398646</text:p>
          </table:table-cell>
          <table:table-cell office:value-type="float" office:value="0.01757">
            <text:p>0.0175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22645">
            <text:p>0.022645</text:p>
          </table:table-cell>
          <table:table-cell office:value-type="float" office:value="0.323356">
            <text:p>0.323356</text:p>
          </table:table-cell>
          <table:table-cell office:value-type="float" office:value="0.119016">
            <text:p>0.119016</text:p>
          </table:table-cell>
          <table:table-cell office:value-type="float" office:value="1154.794581">
            <text:p>1154.794581</text:p>
          </table:table-cell>
          <table:table-cell office:value-type="float" office:value="0.068354">
            <text:p>0.06835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22417">
            <text:p>0.022417</text:p>
          </table:table-cell>
          <table:table-cell office:value-type="float" office:value="0.527964">
            <text:p>0.527964</text:p>
          </table:table-cell>
          <table:table-cell office:value-type="float" office:value="0.937567">
            <text:p>0.937567</text:p>
          </table:table-cell>
          <table:table-cell office:value-type="float" office:value="1172.728896">
            <text:p>1172.728896</text:p>
          </table:table-cell>
          <table:table-cell office:value-type="float" office:value="0.269794">
            <text:p>0.269794</text:p>
          </table:table-cell>
        </table:table-row>
      </table:table>
      <table:table table:name="Intercomp" table:style-name="ta1">
        <table:shapes>
          <draw:frame draw:z-index="0" draw:style-name="gr1" svg:width="8.1189in" svg:height="3.5429in" svg:x="4.5969in" svg:y="0.674in">
            <draw:object draw:notify-on-update-of-ranges="Intercomp.B1:Intercomp.E1 Intercomp.B5:Intercomp.E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2 × Xeon E5-2670</text:p>
          </table:table-cell>
          <table:table-cell office:value-type="string" calcext:value-type="string">
            <text:p>Xeon Phi 5110P</text:p>
          </table:table-cell>
          <table:table-cell office:value-type="string" calcext:value-type="string">
            <text:p>Radeon HD7970</text:p>
          </table:table-cell>
          <table:table-cell office:value-type="string" calcext:value-type="string">
            <text:p>Tesla K20X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28.562538" calcext:value-type="float">
            <text:p>28.562538</text:p>
          </table:table-cell>
          <table:table-cell office:value-type="float" office:value="5.062626" calcext:value-type="float">
            <text:p>5.062626</text:p>
          </table:table-cell>
          <table:table-cell office:value-type="float" office:value="25.689861" calcext:value-type="float">
            <text:p>25.689861</text:p>
          </table:table-cell>
          <table:table-cell office:value-type="float" office:value="958.416605" calcext:value-type="float">
            <text:p>958.41660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7.449288" calcext:value-type="float">
            <text:p>17.449288</text:p>
          </table:table-cell>
          <table:table-cell office:value-type="float" office:value="26.651988" calcext:value-type="float">
            <text:p>26.651988</text:p>
          </table:table-cell>
          <table:table-cell office:value-type="float" office:value="159.534165" calcext:value-type="float">
            <text:p>159.534165</text:p>
          </table:table-cell>
          <table:table-cell office:value-type="float" office:value="1104.398646" calcext:value-type="float">
            <text:p>1104.398646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21.416811" calcext:value-type="float">
            <text:p>121.416811</text:p>
          </table:table-cell>
          <table:table-cell office:value-type="float" office:value="139.56789" calcext:value-type="float">
            <text:p>139.56789</text:p>
          </table:table-cell>
          <table:table-cell office:value-type="float" office:value="483.176722" calcext:value-type="float">
            <text:p>483.176722</text:p>
          </table:table-cell>
          <table:table-cell office:value-type="float" office:value="1154.794581" calcext:value-type="float">
            <text:p>1154.794581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45.585858" calcext:value-type="float">
            <text:p>245.585858</text:p>
          </table:table-cell>
          <table:table-cell office:value-type="float" office:value="257.479925" calcext:value-type="float">
            <text:p>257.479925</text:p>
          </table:table-cell>
          <table:table-cell office:value-type="float" office:value="524.781634" calcext:value-type="float">
            <text:p>524.781634</text:p>
          </table:table-cell>
          <table:table-cell office:value-type="float" office:value="1172.728896" calcext:value-type="float">
            <text:p>1172.728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04:12:24.254637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Mae</meta:initial-creator>
    <meta:creation-date>2014-03-23T03:03:06</meta:creation-date>
    <dc:date>2014-07-01T04:22:33.688195726</dc:date>
    <meta:editing-duration>P2DT4H29M37S</meta:editing-duration>
    <meta:editing-cycles>13</meta:editing-cycles>
    <meta:generator>LibreOffice/4.2.4.2$Linux_X86_64 LibreOffice_project/420m0$Build-2</meta:generator>
    <meta:document-statistic meta:table-count="4" meta:cell-count="12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23cm" svg:height="9cm" xlink:href=".." xlink:type="simple" chart:class="chart:bar" chart:style-name="ch1">
        <chart:plot-area chart:style-name="ch2" table:cell-range-address="Intercomp.B1:Intercomp.E1 Intercomp.B5:Intercomp.E5" chart:data-source-has-labels="row" svg:x="1.62cm" svg:y="0.855cm" svg:width="18.179cm" svg:height="7.545cm">
          <chartooo:coordinate-region svg:x="2.612cm" svg:y="1.054cm" svg:width="17.187cm" svg:height="6.593cm"/>
          <chart:axis chart:dimension="x" chart:name="primary-x" chart:style-name="ch3" chartooo:axis-type="auto">
            <chartooo:date-scale/>
            <chart:categories table:cell-range-address="Intercomp.B1:Intercomp.E1"/>
          </chart:axis>
          <chart:axis chart:dimension="y" chart:name="primary-y" chart:style-name="ch4">
            <chart:title svg:x="0.451cm" svg:y="6.873cm" chart:style-name="ch5">
              <text:p>DP-GFLOP per second</text:p>
            </chart:title>
            <chart:grid chart:style-name="ch6" chart:class="major"/>
          </chart:axis>
          <chart:series chart:style-name="ch7" chart:values-cell-range-address="Intercomp.B5:Intercomp.E5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× Xeon E5-2670</text:p>
                <draw:g>
                  <svg:desc>Intercomp.B1:Intercomp.E1</svg:desc>
                </draw:g>
              </table:table-cell>
              <table:table-cell office:value-type="string">
                <text:p>Xeon Phi 5110P</text:p>
              </table:table-cell>
              <table:table-cell office:value-type="string">
                <text:p>Radeon HD7970</text:p>
              </table:table-cell>
              <table:table-cell office:value-type="string">
                <text:p>Tesla K20X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45.585858">
                <text:p>245.585858</text:p>
                <draw:g>
                  <svg:desc>Intercomp.B5:Intercomp.E5</svg:desc>
                </draw:g>
              </table:table-cell>
              <table:table-cell office:value-type="float" office:value="257.479925">
                <text:p>257.479925</text:p>
              </table:table-cell>
              <table:table-cell office:value-type="float" office:value="524.781634">
                <text:p>524.781634</text:p>
              </table:table-cell>
              <table:table-cell office:value-type="float" office:value="1172.728896">
                <text:p>1172.7288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